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asted Pork Tenderloin</text:p>
      <text:p text:style-name="Standard"/>
      <text:p text:style-name="Standard"/>
      <text:p text:style-name="P1">Marinate mix:</text:p>
      <text:p text:style-name="Standard">1 tsp salt</text:p>
      <text:p text:style-name="Standard">½ tsp black pepper</text:p>
      <text:p text:style-name="Standard">1 tsp Italian Seasoning</text:p>
      <text:p text:style-name="Standard">1 tsp garlic powder</text:p>
      <text:p text:style-name="Standard">1 tsp ground coriander</text:p>
      <text:p text:style-name="Standard"/>
      <text:p text:style-name="P1">Rub mix onto pork tenderloin:</text:p>
      <text:p text:style-name="Standard">1 ½ <text:s/>lbs pork tenderloin – make small cuts for seasoning to get between</text:p>
      <text:p text:style-name="Standard"/>
      <text:p text:style-name="P1">Sear the tenderloin:</text:p>
      <text:p text:style-name="Standard">1 tbsp olive oil</text:p>
      <text:p text:style-name="Standard">cook the tenderloin until seared on both sides</text:p>
      <text:p text:style-name="Standard"/>
      <text:p text:style-name="Standard"><text:span text:style-name="T1">Bake at 400°F for about 15 minutes, flipping at halfway point</text:span></text:p>
      <text:p text:style-name="Standard"><text:span text:style-name="T1"/></text:p>
      <text:p text:style-name="Standard"><text:span text:style-name="T1">Let rest for 5 minu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5T11:28:59.85</meta:creation-date>
    <meta:document-statistic meta:table-count="0" meta:image-count="0" meta:object-count="0" meta:page-count="1" meta:paragraph-count="14" meta:word-count="74" meta:character-count="393"/>
    <dc:date>2020-04-25T11:34:26.01</dc:date>
    <meta:editing-duration>PT5M26S</meta:editing-duration>
    <meta:editing-cycles>1</meta:editing-cycles>
    <meta:generator>OpenOffice/4.1.4$Win32 OpenOffice.org_project/414m5$Build-9788</meta:generator>
  </office:meta>
</office:document-meta>
</file>